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23ff23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3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xml:id="id9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xml:id="id19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VF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cm" svg:x="37cm" svg:y="87.5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90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1cm" svg:x="17cm" svg:y="26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3.5cm" svg:height="1cm" svg:x="16.5cm" svg:y="43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3.5cm" svg:height="1cm" svg:x="6cm" svg:y="52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7.75cm" svg:y2="52cm" draw:start-shape="id23" draw:start-glue-point="2" draw:end-shape="id24" svg:d="m18250 44000c0 6000-10500 2000-10500 8000">
          <text:p/>
        </draw:connector>
        <draw:custom-shape draw:style-name="gr1" draw:text-style-name="P1" xml:id="id25" draw:id="id25" draw:layer="layout" svg:width="3.5cm" svg:height="1cm" svg:x="17cm" svg:y="33.5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8" draw:id="id28" draw:layer="layout" svg:width="3.5cm" svg:height="1cm" svg:x="13cm" svg:y="36.5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3.5cm" svg:height="1cm" svg:x="17cm" svg:y="36.5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6" draw:id="id26" draw:layer="layout" svg:width="4cm" svg:height="1cm" svg:x="21cm" svg:y="36.5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34.5cm" svg:x2="23cm" svg:y2="36.5cm" draw:start-shape="id25" draw:start-glue-point="2" draw:end-shape="id26" draw:end-glue-point="0" svg:d="m18750 34500c0 1500 4250 500 4250 2000">
          <text:p/>
        </draw:connector>
        <draw:connector draw:style-name="gr2" draw:text-style-name="P1" draw:layer="layout" draw:type="curve" svg:x1="18.75cm" svg:y1="34.5cm" svg:x2="18.75cm" svg:y2="36.5cm" draw:start-shape="id25" draw:start-glue-point="2" draw:end-shape="id27" draw:end-glue-point="0" svg:d="m18750 34500v2000">
          <text:p/>
        </draw:connector>
        <draw:connector draw:style-name="gr2" draw:text-style-name="P1" draw:layer="layout" draw:type="curve" svg:x1="18.75cm" svg:y1="34.5cm" svg:x2="14.75cm" svg:y2="36.5cm" draw:start-shape="id25" draw:start-glue-point="2" draw:end-shape="id28" draw:end-glue-point="0" svg:d="m18750 34500c0 1500-4000 500-4000 2000">
          <text:p/>
        </draw:connector>
        <draw:custom-shape draw:style-name="gr1" draw:text-style-name="P1" xml:id="id29" draw:id="id29" draw:layer="layout" svg:width="3.5cm" svg:height="1cm" svg:x="8.5cm" svg:y="53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10.25cm" svg:y2="53.5cm" draw:start-shape="id23" draw:start-glue-point="2" draw:end-shape="id29" svg:d="m18250 44000c0 7125-8000 2375-8000 9500">
          <text:p/>
        </draw:connector>
        <draw:custom-shape draw:style-name="gr1" draw:text-style-name="P1" xml:id="id30" draw:id="id30" draw:layer="layout" svg:width="3.5cm" svg:height="1cm" svg:x="22cm" svg:y="55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3.75cm" svg:y2="55cm" draw:start-shape="id23" draw:end-shape="id30" draw:end-glue-point="0" svg:d="m18250 44000c0 8250 5500 2750 5500 11000">
          <text:p/>
        </draw:connector>
        <draw:custom-shape draw:style-name="gr1" draw:text-style-name="P1" xml:id="id31" draw:id="id31" draw:layer="layout" svg:width="3.5cm" svg:height="1cm" svg:x="27cm" svg:y="52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8.75cm" svg:y2="52cm" draw:start-shape="id23" draw:start-glue-point="2" draw:end-shape="id31" draw:end-glue-point="0" svg:d="m18250 44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41cm" svg:y="90.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92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7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5cm" svg:y="87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5" draw:id="id35" draw:layer="layout" svg:width="3.5cm" svg:height="1cm" svg:x="13.5cm" svg:y="53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3.5cm" svg:height="1cm" svg:x="16.5cm" svg:y="52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4cm" svg:height="1cm" svg:x="19cm" svg:y="53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2" draw:id="id32" draw:layer="layout" svg:width="3.5cm" svg:height="1cm" svg:x="24.5cm" svg:y="53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6" draw:id="id36" draw:layer="layout" svg:width="3.5cm" svg:height="1cm" svg:x="11cm" svg:y="55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6.25cm" svg:y2="53.5cm" draw:start-shape="id23" draw:start-glue-point="2" draw:end-shape="id32" draw:end-glue-point="0" svg:d="m18250 44000c0 7125 8000 2375 8000 9500">
          <text:p/>
        </draw:connector>
        <draw:connector draw:style-name="gr2" draw:text-style-name="P1" draw:layer="layout" draw:type="curve" draw:line-skew="0.25cm" svg:x1="18.25cm" svg:y1="44cm" svg:x2="21cm" svg:y2="53.5cm" draw:start-shape="id23" draw:start-glue-point="2" draw:end-shape="id33" draw:end-glue-point="0" svg:d="m18250 44000c0 7500 2750 2750 2750 9500">
          <text:p/>
        </draw:connector>
        <draw:connector draw:style-name="gr2" draw:text-style-name="P1" draw:layer="layout" draw:type="curve" svg:x1="18.25cm" svg:y1="44cm" svg:x2="18.25cm" svg:y2="52cm" draw:start-shape="id23" draw:start-glue-point="2" draw:end-shape="id34" draw:end-glue-point="0" svg:d="m18250 44000v8000">
          <text:p/>
        </draw:connector>
        <draw:connector draw:style-name="gr2" draw:text-style-name="P1" draw:layer="layout" draw:type="curve" draw:line-skew="0.25cm" svg:x1="18.25cm" svg:y1="44cm" svg:x2="15.25cm" svg:y2="53.5cm" draw:start-shape="id23" draw:start-glue-point="2" draw:end-shape="id35" draw:end-glue-point="0" svg:d="m18250 44000c0 7500-3000 2750-3000 9500">
          <text:p/>
        </draw:connector>
        <draw:connector draw:style-name="gr2" draw:text-style-name="P1" draw:layer="layout" draw:type="curve" svg:x1="18.25cm" svg:y1="44cm" svg:x2="12.75cm" svg:y2="55cm" draw:start-shape="id23" draw:start-glue-point="2" draw:end-shape="id36" svg:d="m18250 44000c0 8250-5500 2750-5500 11000">
          <text:p/>
        </draw:connector>
        <draw:custom-shape draw:style-name="gr1" draw:text-style-name="P2" xml:id="id38" draw:id="id38" draw:layer="layout" svg:width="3.5cm" svg:height="1cm" svg:x="35cm" svg:y="25cm">
          <text:p text:style-name="P1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37" draw:id="id37" draw:layer="layout" svg:width="3.5cm" svg:height="1cm" svg:x="42cm" svg:y="2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36.75cm" svg:y2="25cm" draw:start-shape="id37" draw:start-glue-point="2" draw:end-shape="id38" draw:end-glue-point="0" svg:d="m43750 26000c0 751-3500 501-3500-500s-3500-1251-3500-500">
          <text:p/>
        </draw:connector>
        <draw:custom-shape draw:style-name="gr1" draw:text-style-name="P1" xml:id="id41" draw:id="id41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2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0.5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3.5cm" svg:height="1cm" svg:x="17.5cm" svg:y="63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7" draw:id="id47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39" draw:start-glue-point="2" draw:end-shape="id40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41" draw:start-glue-point="2" draw:end-shape="id42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39" draw:start-glue-point="2" draw:end-shape="id43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39" draw:start-glue-point="2" draw:end-shape="id44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39" draw:start-glue-point="2" draw:end-shape="id45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39" draw:end-shape="id46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39" draw:start-glue-point="2" draw:end-shape="id47" draw:end-glue-point="0" svg:d="m64750 51500c0 7500-9000 3250-9000 8500">
          <text:p/>
        </draw:connector>
        <draw:custom-shape draw:style-name="gr1" draw:text-style-name="P1" xml:id="id51" draw:id="id51" draw:layer="layout" svg:width="3.5cm" svg:height="1cm" svg:x="5.5cm" svg:y="68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0" draw:id="id50" draw:layer="layout" svg:width="3.5cm" svg:height="1cm" svg:x="9.5cm" svg:y="68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9" draw:id="id49" draw:layer="layout" svg:width="3.5cm" svg:height="1cm" svg:x="13.5cm" svg:y="68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2" draw:id="id52" draw:layer="layout" svg:width="3.5cm" svg:height="1cm" svg:x="17.5cm" svg:y="68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15.25cm" svg:y2="68cm" draw:start-shape="id48" draw:start-glue-point="2" draw:end-shape="id49" draw:end-glue-point="0" svg:d="m19250 64000c0 3000-4000 1000-4000 4000">
          <text:p/>
        </draw:connector>
        <draw:connector draw:style-name="gr2" draw:text-style-name="P1" draw:layer="layout" draw:type="curve" svg:x1="19.25cm" svg:y1="64cm" svg:x2="11.25cm" svg:y2="68cm" draw:start-shape="id48" draw:start-glue-point="2" draw:end-shape="id50" draw:end-glue-point="0" svg:d="m19250 64000c0 3000-8000 1000-8000 4000">
          <text:p/>
        </draw:connector>
        <draw:connector draw:style-name="gr2" draw:text-style-name="P1" draw:layer="layout" draw:type="curve" svg:x1="19.25cm" svg:y1="64cm" svg:x2="7.25cm" svg:y2="68cm" draw:start-shape="id48" draw:start-glue-point="2" draw:end-shape="id51" draw:end-glue-point="0" svg:d="m19250 64000c0 3000-12000 1000-12000 4000">
          <text:p/>
        </draw:connector>
        <draw:connector draw:style-name="gr2" draw:text-style-name="P1" draw:layer="layout" draw:type="curve" svg:x1="19.25cm" svg:y1="64cm" svg:x2="19.25cm" svg:y2="68cm" draw:start-shape="id48" draw:start-glue-point="2" draw:end-shape="id52" draw:end-glue-point="0" svg:d="m19250 64000v4000">
          <text:p/>
        </draw:connector>
        <draw:custom-shape draw:style-name="gr1" draw:text-style-name="P1" xml:id="id55" draw:id="id55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4" draw:id="id54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3" draw:id="id53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43" draw:start-glue-point="2" draw:end-shape="id53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43" draw:start-glue-point="2" draw:end-shape="id54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43" draw:start-glue-point="2" draw:end-shape="id55" draw:end-glue-point="0" svg:d="m65250 65500c0 1875-3000 625-3000 2500">
          <text:p/>
        </draw:connector>
        <draw:custom-shape draw:style-name="gr1" draw:text-style-name="P1" xml:id="id89" draw:id="id89" draw:layer="layout" svg:width="3.5cm" svg:height="1cm" svg:x="35.5cm" svg:y="55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87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3.5cm" svg:height="1cm" svg:x="5.5cm" svg:y="71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5cm" svg:y1="69cm" svg:x2="7.25cm" svg:y2="71cm" draw:start-shape="id51" draw:start-glue-point="2" draw:end-shape="id56" draw:end-glue-point="0" svg:d="m7250 69000v2000">
          <text:p/>
        </draw:connector>
        <draw:custom-shape draw:style-name="gr1" draw:text-style-name="P1" xml:id="id57" draw:id="id57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39" draw:start-glue-point="2" draw:end-shape="id57" draw:end-glue-point="0" svg:d="m64750 51500c0 9000 8000 3000 8000 12000">
          <text:p/>
        </draw:connector>
        <draw:custom-shape draw:style-name="gr1" draw:text-style-name="P1" xml:id="id58" draw:id="id58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1" draw:id="id61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9" draw:id="id59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42" draw:start-glue-point="2" draw:end-shape="id58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42" draw:start-glue-point="2" draw:end-shape="id59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42" draw:start-glue-point="2" draw:end-shape="id60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42" draw:start-glue-point="2" draw:end-shape="id61" draw:end-glue-point="0" svg:d="m73750 49500c0 2812-5000 1063-5000 3500">
          <text:p/>
        </draw:connector>
        <draw:custom-shape draw:style-name="gr1" draw:text-style-name="P1" xml:id="id63" draw:id="id63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xml:id="id62" draw:id="id62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xml:id="id64" draw:id="id64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xml:id="id66" draw:id="id66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40" draw:start-glue-point="2" draw:end-shape="id62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40" draw:start-glue-point="2" draw:end-shape="id63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40" draw:start-glue-point="2" draw:end-shape="id64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40" draw:start-glue-point="2" draw:end-shape="id65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40" draw:start-glue-point="2" draw:end-shape="id66" draw:end-glue-point="0" svg:d="m52750 63500c0 4125 3000 1375 3000 5500">
          <text:p/>
        </draw:connector>
        <draw:custom-shape draw:style-name="gr1" draw:text-style-name="P1" xml:id="id80" draw:id="id80" draw:layer="layout" svg:width="3.5cm" svg:height="1cm" svg:x="48cm" svg:y="35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82" draw:id="id82" draw:layer="layout" svg:width="3.5cm" svg:height="1cm" svg:x="31cm" svg:y="4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69" draw:id="id69" draw:layer="layout" svg:width="3.5cm" svg:height="1cm" svg:x="29.5cm" svg:y="68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8" draw:id="id68" draw:layer="layout" svg:width="3.5cm" svg:height="1cm" svg:x="25.5cm" svg:y="68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7" draw:id="id67" draw:layer="layout" svg:width="3.5cm" svg:height="1cm" svg:x="21.5cm" svg:y="68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23.25cm" svg:y2="68cm" draw:start-shape="id48" draw:start-glue-point="2" draw:end-shape="id67" draw:end-glue-point="0" svg:d="m19250 64000c0 3000 4000 1000 4000 4000">
          <text:p/>
        </draw:connector>
        <draw:connector draw:style-name="gr2" draw:text-style-name="P1" draw:layer="layout" draw:type="curve" svg:x1="19.25cm" svg:y1="64cm" svg:x2="27.25cm" svg:y2="68cm" draw:start-shape="id48" draw:start-glue-point="2" draw:end-shape="id68" svg:d="m19250 64000c0 3000 8000 1000 8000 4000">
          <text:p/>
        </draw:connector>
        <draw:connector draw:style-name="gr2" draw:text-style-name="P1" draw:layer="layout" draw:type="curve" svg:x1="19.25cm" svg:y1="64cm" svg:x2="31.25cm" svg:y2="68cm" draw:start-shape="id48" draw:start-glue-point="2" draw:end-shape="id69" draw:end-glue-point="0" svg:d="m19250 64000c0 3000 12000 1000 12000 4000">
          <text:p/>
        </draw:connector>
        <draw:custom-shape draw:style-name="gr1" draw:text-style-name="P1" draw:layer="layout" svg:width="4cm" svg:height="1cm" svg:x="32cm" svg:y="89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0" draw:id="id70" draw:layer="layout" svg:width="3.5cm" svg:height="1cm" svg:x="38cm" svg:y="52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xml:id="id79" draw:id="id79" draw:layer="layout" svg:width="3.5cm" svg:height="1cm" svg:x="44cm" svg:y="35.5cm">
          <text:p text:style-name="P1">Physical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78" draw:id="id78" draw:layer="layout" svg:width="3.5cm" svg:height="1cm" svg:x="40cm" svg:y="35.5cm">
          <text:p text:style-name="P1">Graph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7cm" svg:y="89cm">
          <text:p text:style-name="P1">Transform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41" draw:start-glue-point="2" draw:end-shape="id39" draw:end-glue-point="0" svg:d="m69750 44500c0 4500-5000 1500-5000 6000">
          <text:p/>
        </draw:connector>
        <draw:custom-shape draw:style-name="gr1" draw:text-style-name="P1" xml:id="id71" draw:id="id71" draw:layer="layout" svg:width="3.5cm" svg:height="1cm" svg:x="39.5cm" svg:y="55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9.75cm" svg:y1="53cm" svg:x2="41.25cm" svg:y2="55.5cm" draw:start-shape="id70" draw:start-glue-point="2" draw:end-shape="id71" draw:end-glue-point="0" svg:d="m39750 53000c0 1875 1500 625 1500 2500">
          <text:p/>
        </draw:connector>
        <draw:custom-shape draw:style-name="gr1" draw:text-style-name="P1" xml:id="id73" draw:id="id73" draw:layer="layout" svg:width="3.5cm" svg:height="1cm" svg:x="39.5cm" svg:y="60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5" draw:id="id75" draw:layer="layout" svg:width="3.5cm" svg:height="1cm" svg:x="36.5cm" svg:y="62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2" draw:id="id72" draw:layer="layout" svg:width="3.5cm" svg:height="1cm" svg:x="34cm" svg:y="60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6" draw:id="id76" draw:layer="layout" svg:width="3.5cm" svg:height="1cm" svg:x="42.5cm" svg:y="62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4" draw:id="id74" draw:layer="layout" svg:width="3.5cm" svg:height="1cm" svg:x="45cm" svg:y="60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6.5cm" svg:x2="35.75cm" svg:y2="60cm" draw:start-shape="id71" draw:start-glue-point="2" draw:end-shape="id72" draw:end-glue-point="0" svg:d="m41250 56500c0 2625-5500 875-5500 3500">
          <text:p/>
        </draw:connector>
        <draw:connector draw:style-name="gr2" draw:text-style-name="P1" draw:layer="layout" draw:type="curve" svg:x1="41.25cm" svg:y1="56.5cm" svg:x2="41.25cm" svg:y2="60cm" draw:start-shape="id71" draw:start-glue-point="2" draw:end-shape="id73" draw:end-glue-point="0" svg:d="m41250 56500v3500">
          <text:p/>
        </draw:connector>
        <draw:connector draw:style-name="gr2" draw:text-style-name="P1" draw:layer="layout" draw:type="curve" svg:x1="41.25cm" svg:y1="56.5cm" svg:x2="46.75cm" svg:y2="60cm" draw:start-shape="id71" draw:start-glue-point="2" draw:end-shape="id74" draw:end-glue-point="0" svg:d="m41250 56500c0 2625 5500 875 5500 3500">
          <text:p/>
        </draw:connector>
        <draw:connector draw:style-name="gr2" draw:text-style-name="P1" draw:layer="layout" draw:type="curve" svg:x1="41.25cm" svg:y1="56.5cm" svg:x2="38.25cm" svg:y2="62cm" draw:start-shape="id71" draw:start-glue-point="2" draw:end-shape="id75" draw:end-glue-point="0" svg:d="m41250 56500c0 4125-3000 1375-3000 5500">
          <text:p/>
        </draw:connector>
        <draw:connector draw:style-name="gr2" draw:text-style-name="P1" draw:layer="layout" draw:type="curve" svg:x1="41.25cm" svg:y1="56.5cm" svg:x2="44.25cm" svg:y2="62cm" draw:start-shape="id71" draw:start-glue-point="2" draw:end-shape="id76" svg:d="m41250 56500c0 4125 3000 1375 3000 5500">
          <text:p/>
        </draw:connector>
        <draw:custom-shape draw:style-name="gr1" draw:text-style-name="P1" xml:id="id81" draw:id="id81" draw:layer="layout" svg:width="4cm" svg:height="1cm" svg:x="34cm" svg:y="32.5cm">
          <text:p text:style-name="P1">Updatable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75cm" svg:y1="30cm" svg:x2="41.75cm" svg:y2="35.5cm" draw:start-shape="id77" draw:start-glue-point="2" draw:end-shape="id78" svg:d="m45750 30000c0 4125-4000 1375-4000 5500">
          <text:p/>
        </draw:connector>
        <draw:connector draw:style-name="gr2" draw:text-style-name="P1" draw:layer="layout" draw:type="curve" svg:x1="45.75cm" svg:y1="30cm" svg:x2="45.75cm" svg:y2="35.5cm" draw:start-shape="id77" draw:start-glue-point="2" draw:end-shape="id79" svg:d="m45750 30000v5500">
          <text:p/>
        </draw:connector>
        <draw:connector draw:style-name="gr2" draw:text-style-name="P1" draw:layer="layout" draw:type="curve" svg:x1="45.75cm" svg:y1="30cm" svg:x2="49.75cm" svg:y2="35.5cm" draw:start-shape="id77" draw:end-shape="id80" draw:end-glue-point="0" svg:d="m45750 30000c0 4125 4000 1375 4000 5500">
          <text:p/>
        </draw:connector>
        <draw:connector draw:style-name="gr2" draw:text-style-name="P1" draw:layer="layout" draw:type="curve" svg:x1="43.75cm" svg:y1="26cm" svg:x2="36cm" svg:y2="32.5cm" draw:start-shape="id37" draw:start-glue-point="2" draw:end-shape="id81" svg:d="m43750 26000c0 4875-7750 1625-7750 6500">
          <text:p/>
        </draw:connector>
        <draw:connector draw:style-name="gr2" draw:text-style-name="P1" draw:layer="layout" draw:type="curve" svg:x1="45.75cm" svg:y1="30cm" svg:x2="32.75cm" svg:y2="41cm" draw:start-shape="id77" draw:start-glue-point="2" draw:end-shape="id82" svg:d="m45750 30000c0 8250-13000 2750-13000 11000">
          <text:p/>
        </draw:connector>
        <draw:custom-shape draw:style-name="gr1" draw:text-style-name="P1" xml:id="id83" draw:id="id83" draw:layer="layout" svg:width="3.5cm" svg:height="1cm" svg:x="34cm" svg:y="43cm">
          <text:p text:style-name="P1">Partic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6cm" svg:y1="33.5cm" svg:x2="35.75cm" svg:y2="43cm" draw:start-shape="id81" draw:start-glue-point="2" draw:end-shape="id83" draw:end-glue-point="0" svg:d="m36000 33500c0 7125-250 2375-250 9500">
          <text:p/>
        </draw:connector>
        <draw:connector draw:style-name="gr2" draw:text-style-name="P1" draw:layer="layout" draw:type="curve" svg:x1="41.75cm" svg:y1="36.5cm" svg:x2="35.75cm" svg:y2="43cm" draw:start-shape="id78" draw:start-glue-point="2" draw:end-shape="id83" svg:d="m41750 36500c0 4875-6000 1625-6000 6500">
          <text:p/>
        </draw:connector>
        <draw:custom-shape draw:style-name="gr4" draw:text-style-name="P1" draw:layer="layout" svg:width="3.5cm" svg:height="1cm" svg:x="1cm" svg:y="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4" draw:id="id84" draw:layer="layout" svg:width="3.5cm" svg:height="1cm" svg:x="50.5cm" svg:y="43cm">
          <text:p text:style-name="P1">Tri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2.25cm" svg:y2="43cm" draw:start-shape="id80" draw:start-glue-point="2" draw:end-shape="id84" draw:end-glue-point="0" svg:d="m49750 36500c0 4875 2500 1625 2500 6500">
          <text:p/>
        </draw:connector>
        <draw:custom-shape draw:style-name="gr1" draw:text-style-name="P1" xml:id="id85" draw:id="id85" draw:layer="layout" svg:width="3.5cm" svg:height="1cm" svg:x="38.5cm" svg:y="44cm">
          <text:p text:style-name="P1">Dec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75cm" svg:y1="36.5cm" svg:x2="40.25cm" svg:y2="44cm" draw:start-shape="id78" draw:start-glue-point="2" draw:end-shape="id85" svg:d="m41750 36500c0 5625-1500 1875-1500 7500">
          <text:p/>
        </draw:connector>
        <draw:custom-shape draw:style-name="gr1" draw:text-style-name="P1" xml:id="id86" draw:id="id86" draw:layer="layout" svg:width="3.5cm" svg:height="1cm" svg:x="42.5cm" svg:y="44cm">
          <text:p text:style-name="P1">Bill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75cm" svg:y1="36.5cm" svg:x2="44.25cm" svg:y2="44cm" draw:start-shape="id78" draw:start-glue-point="2" draw:end-shape="id86" draw:end-glue-point="0" svg:d="m41750 36500c0 5625 2500 1875 2500 7500">
          <text:p/>
        </draw:connector>
        <draw:custom-shape draw:style-name="gr1" draw:text-style-name="P1" xml:id="id87" draw:id="id87" draw:layer="layout" svg:width="3.5cm" svg:height="1cm" svg:x="54cm" svg:y="41.5cm">
          <text:p text:style-name="P1">L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5.75cm" svg:y2="41.5cm" draw:start-shape="id80" draw:start-glue-point="2" draw:end-shape="id87" draw:end-glue-point="0" svg:d="m49750 36500c0 3750 6000 1250 6000 5000">
          <text:p/>
        </draw:connector>
        <draw:custom-shape draw:style-name="gr1" draw:text-style-name="P1" xml:id="id88" draw:id="id88" draw:layer="layout" svg:width="3.5cm" svg:height="1cm" svg:x="46.5cm" svg:y="43.5cm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5.75cm" svg:y1="36.5cm" svg:x2="48.25cm" svg:y2="43.5cm" draw:start-shape="id79" draw:start-glue-point="2" draw:end-shape="id88" draw:end-glue-point="0" svg:d="m45750 36500c0 5250 2500 1750 2500 7000">
          <text:p/>
        </draw:connector>
        <draw:custom-shape draw:style-name="gr5" draw:text-style-name="P1" xml:id="id77" draw:id="id77" draw:layer="layout" svg:width="3.5cm" svg:height="1cm" svg:x="44cm" svg:y="29cm">
          <text:p text:style-name="P1">Ent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45.75cm" svg:y2="29cm" draw:start-shape="id37" draw:start-glue-point="2" draw:end-shape="id77" draw:end-glue-point="0" svg:d="m43750 26000c0 2250 2000 750 2000 3000">
          <text:p/>
        </draw:connector>
        <draw:connector draw:style-name="gr2" draw:text-style-name="P1" draw:layer="layout" draw:type="curve" svg:x1="39.75cm" svg:y1="53cm" svg:x2="37.25cm" svg:y2="55.5cm" draw:start-shape="id70" draw:start-glue-point="2" draw:end-shape="id89" draw:end-glue-point="0" svg:d="m39750 53000c0 1875-2500 625-2500 2500">
          <text:p/>
        </draw:connector>
        <draw:custom-shape draw:style-name="gr1" draw:text-style-name="P1" draw:layer="layout" svg:width="3.5cm" svg:height="1cm" svg:x="37cm" svg:y="92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2" draw:id="id92" draw:layer="layout" svg:width="3.5cm" svg:height="1cm" svg:x="10.5cm" svg:y="30.5cm">
          <text:p text:style-name="P1">V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1" draw:id="id91" draw:layer="layout" svg:width="3.5cm" svg:height="1cm" svg:x="6cm" svg:y="30.5cm">
          <text:p text:style-name="P1">LocalFSEP</text:p>
          <draw:enhanced-geometry svg:viewBox="0 0 21600 21600" draw:type="rectangle" draw:enhanced-path="M 0 0 L 21600 0 21600 21600 0 21600 0 0 Z N"/>
        </draw:custom-shape>
        <draw:custom-shape draw:style-name="gr3" draw:text-style-name="P1" xml:id="id90" draw:id="id90" draw:layer="layout" svg:width="3.5cm" svg:height="1cm" svg:x="8cm" svg:y="27cm">
          <text:p text:style-name="P1">FSEntryPoin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9.75cm" svg:y1="28cm" svg:x2="7.75cm" svg:y2="30.5cm" draw:start-shape="id90" draw:start-glue-point="2" draw:end-shape="id91" draw:end-glue-point="0" svg:d="m9750 28000c0 1875-2000 625-2000 2500">
          <text:p/>
        </draw:connector>
        <draw:connector draw:style-name="gr6" draw:text-style-name="P1" draw:layer="layout" draw:type="curve" svg:x1="9.75cm" svg:y1="28cm" svg:x2="12.25cm" svg:y2="30.5cm" draw:start-shape="id90" draw:start-glue-point="2" draw:end-shape="id92" draw:end-glue-point="0" svg:d="m9750 28000c0 1875 2500 625 2500 2500">
          <text:p/>
        </draw:connector>
      </draw:page>
      <draw:page draw:name="page3" draw:style-name="dp1" draw:master-page-name="Обычный">
        <draw:custom-shape draw:style-name="gr1" draw:text-style-name="P1" xml:id="id97" draw:id="id97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3" draw:id="id93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94" draw:id="id94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xml:id="id95" draw:id="id95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96" draw:id="id96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93" draw:start-glue-point="2" draw:end-shape="id94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94" draw:start-glue-point="2" draw:end-shape="id95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95" draw:start-glue-point="2" draw:end-shape="id96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96" draw:start-glue-point="2" draw:end-shape="id97" draw:end-glue-point="0" svg:d="m49250 61500v1000">
          <text:p/>
        </draw:connector>
        <draw:rect draw:style-name="gr7" draw:text-style-name="P1" draw:layer="layout" svg:width="7.5cm" svg:height="18cm" svg:x="33.5cm" svg:y="47.5cm">
          <text:p/>
        </draw:rect>
        <draw:frame draw:style-name="gr8" draw:layer="layout" svg:width="4cm" svg:height="1cm" svg:x="35.5cm" svg:y="48.5cm">
          <draw:text-box>
            <text:p>Per material</text:p>
          </draw:text-box>
        </draw:frame>
        <draw:custom-shape draw:style-name="gr1" draw:text-style-name="P1" xml:id="id101" draw:id="id101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7.5cm" svg:height="18cm" svg:x="45.5cm" svg:y="47.5cm">
          <text:p/>
        </draw:rect>
        <draw:frame draw:style-name="gr8" draw:layer="layout" svg:width="3.5cm" svg:height="1cm" svg:x="47.5cm" svg:y="48.5cm">
          <draw:text-box>
            <text:p>Per mesh</text:p>
          </draw:text-box>
        </draw:frame>
        <draw:rect draw:style-name="gr7" draw:text-style-name="P1" xml:id="id99" draw:id="id99" draw:layer="layout" svg:width="7.5cm" svg:height="18cm" svg:x="7cm" svg:y="47.5cm">
          <text:p/>
        </draw:rect>
        <draw:frame draw:style-name="gr8" draw:layer="layout" svg:width="4cm" svg:height="1cm" svg:x="9cm" svg:y="48.5cm">
          <draw:text-box>
            <text:p>Per frame</text:p>
          </draw:text-box>
        </draw:frame>
        <draw:custom-shape draw:style-name="gr4" draw:text-style-name="P1" xml:id="id98" draw:id="id98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98" draw:start-glue-point="2" draw:end-shape="id99" draw:end-glue-point="0" svg:d="m10750 45500v2000">
          <text:p/>
        </draw:connector>
        <draw:rect draw:style-name="gr7" draw:text-style-name="P1" draw:layer="layout" svg:width="7.5cm" svg:height="18cm" svg:x="20cm" svg:y="47.5cm">
          <text:p/>
        </draw:rect>
        <draw:frame draw:style-name="gr8" draw:layer="layout" svg:width="4cm" svg:height="1cm" svg:x="22cm" svg:y="48.5cm">
          <draw:text-box>
            <text:p>Per camera</text:p>
          </draw:text-box>
        </draw:frame>
        <draw:custom-shape draw:style-name="gr1" draw:text-style-name="P1" xml:id="id106" draw:id="id106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xml:id="id103" draw:id="id103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4" draw:id="id104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0" draw:id="id100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100" draw:start-glue-point="2" draw:end-shape="id101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102" draw:start-glue-point="2" draw:end-shape="id103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03" draw:start-glue-point="2" draw:end-shape="id104" svg:d="m23750 55500v1000">
          <text:p/>
        </draw:connector>
        <draw:connector draw:style-name="gr2" draw:text-style-name="P1" draw:layer="layout" draw:type="line" svg:x1="23.75cm" svg:y1="58.5cm" svg:x2="23.75cm" svg:y2="59.5cm" draw:start-shape="id104" draw:start-glue-point="2" draw:end-shape="id105" svg:d="m23750 58500v1000">
          <text:p/>
        </draw:connector>
        <draw:connector draw:style-name="gr2" draw:text-style-name="P1" draw:layer="layout" draw:type="line" svg:x1="23.75cm" svg:y1="61.5cm" svg:x2="23.75cm" svg:y2="62.5cm" draw:start-shape="id105" draw:start-glue-point="2" draw:end-shape="id106" draw:end-glue-point="0" svg:d="m23750 61500v1000">
          <text:p/>
        </draw:connector>
        <draw:custom-shape draw:style-name="gr4" draw:text-style-name="P1" xml:id="id107" draw:id="id107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07" draw:start-glue-point="2" svg:d="m23750 45500v2000">
          <text:p/>
        </draw:connector>
        <draw:custom-shape draw:style-name="gr4" draw:text-style-name="P1" xml:id="id108" draw:id="id108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08" draw:start-glue-point="2" svg:d="m49250 45500v2000">
          <text:p/>
        </draw:connector>
        <draw:custom-shape draw:style-name="gr4" draw:text-style-name="P1" xml:id="id109" draw:id="id109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09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19T19:28:39</meta:creation-date>
    <dc:date>2011-07-16T01:14:18</dc:date>
    <meta:editing-duration>P2DT2H44M17S</meta:editing-duration>
    <meta:editing-cycles>198</meta:editing-cycles>
    <meta:generator>LibreOffice/3.3$Unix LibreOffice_project/330m19$Build-301</meta:generator>
    <meta:document-statistic meta:object-count="264"/>
  </office:meta>
</office:document-meta>
</file>